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10f8" officeooo:paragraph-rsid="001310f8" style:font-weight-asian="bold" style:font-weight-complex="bold"/>
    </style:style>
    <style:style style:name="P2" style:family="paragraph" style:parent-style-name="Standard">
      <style:text-properties fo:font-weight="normal" officeooo:rsid="001310f8" officeooo:paragraph-rsid="001310f8" style:font-weight-asian="normal" style:font-weight-complex="normal"/>
    </style:style>
    <style:style style:name="P3" style:family="paragraph" style:parent-style-name="Standard">
      <style:text-properties fo:font-weight="normal" officeooo:rsid="001310f8" officeooo:paragraph-rsid="001310f8" style:font-weight-asian="normal" style:font-weight-complex="normal"/>
    </style:style>
    <style:style style:name="T1" style:family="text">
      <style:text-properties officeooo:rsid="00137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GELADEIRA</text:p>
      <text:p text:style-name="P1"/>
      <text:p text:style-name="P2">→ Sensor conectado à temperatura da geladeira</text:p>
      <text:p text:style-name="P2"><text:tab/>→ Metais que geram uma ddp </text:p>
      <text:p text:style-name="P2"/>
      <text:p text:style-name="P2">→ Sinais ddp amplificados pelo circuitos e interpretados por meio da tabela de tensão-temp do sensor</text:p>
      <text:p text:style-name="P2"/>
      <text:p text:style-name="P2">→ Manda por serial para o ESP32</text:p>
      <text:p text:style-name="P2"/>
      <text:p text:style-name="P2">→ Passa para digital, empacota e manda para o outro ESP32 via rádio</text:p>
      <text:p text:style-name="P2"/>
      <text:p text:style-name="P2">→ Segundo ESP recebe, analisa os dados (código main) e manda o sinal via SMS caso temp &gt; -60º</text:p>
      <text:p text:style-name="P2"/>
      <text:p text:style-name="P2">→ A partir de -60º começa a contar quanto tempo passou acima. Caso passe muito tempo, as amostras estragam</text:p>
      <text:p text:style-name="P2"/>
      <text:p text:style-name="P2">→ <text:span text:style-name="T1">O segundo ESP só recebe sinal caso a temperatura aumente além de -60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23:28.911952143</meta:creation-date>
    <dc:date>2024-10-16T15:36:29.668866025</dc:date>
    <meta:editing-duration>PT9M7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9" meta:word-count="103" meta:character-count="558" meta:non-whitespace-character-count="462"/>
  </office:meta>
</office:document-meta>
</file>